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1C00000150106E5462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984cm" fo:margin-left="-0.191cm" fo:margin-top="0cm" fo:margin-bottom="0cm" table:align="left" style:writing-mode="lr-tb"/>
    </style:style>
    <style:style style:name="Tabell1.A" style:family="table-column">
      <style:table-column-properties style:column-width="2.316cm"/>
    </style:style>
    <style:style style:name="Tabell1.B" style:family="table-column">
      <style:table-column-properties style:column-width="1.722cm"/>
    </style:style>
    <style:style style:name="Tabell1.C" style:family="table-column">
      <style:table-column-properties style:column-width="7.95cm"/>
    </style:style>
    <style:style style:name="Tabell1.D" style:family="table-column">
      <style:table-column-properties style:column-width="3.995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text-properties fo:font-weight="bold" style:font-weight-asian="bold" style:font-name-complex="Times New Roman1" style:font-size-complex="12pt"/>
    </style:style>
    <style:style style:name="P4" style:family="paragraph" style:parent-style-name="Standard">
      <style:text-properties fo:language="en" fo:country="US"/>
    </style:style>
    <style:style style:name="P5" style:family="paragraph" style:parent-style-name="Standard" style:list-style-name="WWNum10"/>
    <style:style style:name="P6" style:family="paragraph" style:parent-style-name="Standard">
      <style:text-properties style:font-name-complex="Times New Roman1" style:font-size-complex="12pt"/>
    </style:style>
    <style:style style:name="P7" style:family="paragraph" style:parent-style-name="Standard" style:list-style-name="WWNum8"/>
    <style:style style:name="P8" style:family="paragraph" style:parent-style-name="Standard" style:list-style-name="WWNum11"/>
    <style:style style:name="P9" style:family="paragraph" style:parent-style-name="Standard" style:list-style-name="WWNum12"/>
    <style:style style:name="P10" style:family="paragraph" style:parent-style-name="Standard">
      <style:paragraph-properties fo:margin-top="0cm" fo:margin-bottom="0.282cm" fo:text-align="start" style:justify-single-word="false"/>
      <style:text-properties fo:font-weight="bold" style:font-weight-asian="bold"/>
    </style:style>
    <style:style style:name="P11" style:family="paragraph" style:parent-style-name="Standard">
      <style:paragraph-properties fo:margin-top="0cm" fo:margin-bottom="0.282cm" fo:text-align="start" style:justify-single-word="false"/>
    </style:style>
    <style:style style:name="P12" style:family="paragraph" style:parent-style-name="Standard">
      <style:paragraph-properties fo:margin-top="0cm" fo:margin-bottom="0.282cm" fo:text-align="start" style:justify-single-word="false"/>
      <style:text-properties fo:font-size="16pt" fo:font-weight="bold" style:font-size-asian="16pt" style:font-weight-asian="bold" style:font-name-complex="F" style:font-size-complex="16pt"/>
    </style:style>
    <style:style style:name="P13" style:family="paragraph" style:parent-style-name="Standard">
      <style:paragraph-properties fo:margin-top="0cm" fo:margin-bottom="0.282cm" fo:text-align="start" style:justify-single-word="false"/>
      <style:text-properties fo:language="en" fo:country="US"/>
    </style:style>
    <style:style style:name="P14" style:family="paragraph" style:parent-style-name="Standard">
      <style:paragraph-properties fo:margin-top="0cm" fo:margin-bottom="0cm" fo:line-height="100%"/>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2">
      <style:text-properties style:font-name-complex="Times New Roman1" style:font-size-complex="12pt"/>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Heading_20_1">
      <style:paragraph-properties fo:text-align="center" style:justify-single-word="false"/>
      <style:text-properties fo:font-size="22pt" style:font-size-asian="22pt" style:font-name-complex="Times New Roman1" style:font-size-complex="12pt"/>
    </style:style>
    <style:style style:name="P20" style:family="paragraph" style:parent-style-name="Heading_20_1">
      <style:paragraph-properties fo:break-before="page"/>
    </style:style>
    <style:style style:name="P21" style:family="paragraph" style:parent-style-name="Heading_20_1">
      <style:paragraph-properties fo:text-align="center" style:justify-single-word="false" fo:break-before="page"/>
    </style:style>
    <style:style style:name="P22" style:family="paragraph" style:parent-style-name="Heading_20_1" style:master-page-name="First_20_Page">
      <style:paragraph-properties fo:text-align="center" style:justify-single-word="false" style:page-number="auto"/>
      <style:text-properties fo:font-size="22pt" style:font-size-asian="22pt" style:font-name-complex="Times New Roman1" style:font-size-complex="12pt"/>
    </style:style>
    <style:style style:name="P23" style:family="paragraph" style:parent-style-name="List_20_Paragraph" style:list-style-name="WWNum8"/>
    <style:style style:name="P24" style:family="paragraph" style:parent-style-name="List_20_Paragraph">
      <style:text-properties style:font-name="Times New Roman" fo:font-size="12pt" style:font-size-asian="12pt" style:font-name-complex="Times New Roman1" style:font-size-complex="12pt"/>
    </style:style>
    <style:style style:name="P25" style:family="paragraph" style:parent-style-name="List_20_Paragraph" style:list-style-name="WWNum9"/>
    <style:style style:name="T1" style:family="text">
      <style:text-properties fo:font-size="24pt" fo:font-weight="bold" style:font-size-asian="24pt" style:font-weight-asian="bold"/>
    </style:style>
    <style:style style:name="T2" style:family="text">
      <style:text-properties fo:font-weight="bold" style:font-weight-asian="bold"/>
    </style:style>
    <style:style style:name="T3" style:family="text">
      <style:text-properties fo:font-weight="bold" style:font-weight-asian="bold" style:font-name-complex="Times New Roman1" style:font-size-complex="12pt"/>
    </style:style>
    <style:style style:name="T4" style:family="text">
      <style:text-properties fo:font-size="18pt" fo:font-weight="bold" style:font-size-asian="18pt" style:font-weight-asian="bold"/>
    </style:style>
    <style:style style:name="T5" style:family="text">
      <style:text-properties fo:font-size="16pt" fo:font-weight="bold" style:font-size-asian="16pt" style:font-weight-asian="bold" style:font-name-complex="F" style:font-size-complex="16pt"/>
    </style:style>
    <style:style style:name="T6" style:family="text">
      <style:text-properties fo:color="#00000a" style:font-name="Times New Roman" fo:font-weight="bold" style:font-weight-asian="bold"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complex="Times New Roman1"/>
    </style:style>
    <style:style style:name="T9" style:family="text">
      <style:text-properties style:font-name-complex="Times New Roman1" style:font-size-complex="12pt"/>
    </style:style>
    <style:style style:name="T10" style:family="text">
      <style:text-properties text:display="none"/>
    </style:style>
    <style:style style:name="T11" style:family="text">
      <style:text-properties style:font-name="Calibri" fo:font-size="11pt" style:font-size-asian="11pt" style:language-asian="sv" style:country-asian="SE" style:font-name-complex="F"/>
    </style:style>
    <style:style style:name="T12" style:family="text">
      <style:text-properties fo:font-size="20pt" style:font-size-asian="20pt"/>
    </style:style>
    <style:style style:name="T13" style:family="text">
      <style:text-properties fo:font-size="11.5pt" style:font-size-asian="11.5pt" style:font-size-complex="11.5pt"/>
    </style:style>
    <style:style style:name="T14" style:family="text">
      <style:text-properties fo:language="en" fo:country="US"/>
    </style:style>
    <style:style style:name="T15" style:family="text">
      <style:text-properties fo:font-size="10pt" style:font-size-asian="10pt" style:font-name-complex="Times New Roman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00003099177348411" text:style-name="Outline">
        <text:list-item>
          <text:h text:style-name="P22" text:outline-level="1"/>
        </text:list-item>
        <text:list-item>
          <text:h text:style-name="P19" text:outline-level="1"/>
        </text:list-item>
        <text:list-item>
          <text:h text:style-name="P19" text:outline-level="1"/>
        </text:list-item>
        <text:list-item>
          <text:h text:style-name="P19" text:outline-level="1"/>
        </text:list-item>
        <text:list-item>
          <text:h text:style-name="P19" text:outline-level="1"/>
        </text:list-item>
      </text:list>
      <text:p text:style-name="P1"><text:span text:style-name="T1">HitIt</text:span></text:p>
      <text:p text:style-name="P1"><text:span text:style-name="T4">Grupp 10</text:span></text:p>
      <text:p text:style-name="P2"/>
      <text:p text:style-name="P1"><text:span text:style-name="T1">Projektplan</text:span></text:p>
      <text:p text:style-name="P1"><text:span text:style-name="T4">V. 1.0</text:span></text:p>
      <text:p text:style-name="P1"><text:span text:style-name="T2">22/03-16</text:span></text:p>
      <text:p text:style-name="P10"/>
      <text:list xml:id="list40624719" text:continue-numbering="true" text:style-name="Outline">
        <text:list-item>
          <text:h text:style-name="P20" text:outline-level="1"><text:bookmark-start text:name="__RefHeading__561_2073810432"/><text:bookmark-start text:name="_Toc445882414"/>Dokumenthistorik<text:bookmark-end text:name="__RefHeading__561_2073810432"/><text:bookmark-end text:name="_Toc445882414"/></text:h>
        </text:list-item>
      </text:list>
      <text:p text:style-name="Standard"/>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14">Datum</text:p>
          </table:table-cell>
          <table:table-cell table:style-name="Tabell1.A1" office:value-type="string">
            <text:p text:style-name="P14">Version</text:p>
          </table:table-cell>
          <table:table-cell table:style-name="Tabell1.A1" office:value-type="string">
            <text:p text:style-name="P14">Beskrivning</text:p>
          </table:table-cell>
          <table:table-cell table:style-name="Tabell1.A1" office:value-type="string">
            <text:p text:style-name="P14">Författare</text:p>
          </table:table-cell>
        </table:table-row>
        <table:table-row table:style-name="Tabell1.1">
          <table:table-cell table:style-name="Tabell1.A1" office:value-type="string">
            <text:p text:style-name="P14">&lt;ååmmdd&gt;</text:p>
          </table:table-cell>
          <table:table-cell table:style-name="Tabell1.A1" office:value-type="string">
            <text:p text:style-name="P14">&lt;x.x&gt;</text:p>
          </table:table-cell>
          <table:table-cell table:style-name="Tabell1.A1" office:value-type="string">
            <text:p text:style-name="P14">&lt;beskrivning av ändring&gt;</text:p>
          </table:table-cell>
          <table:table-cell table:style-name="Tabell1.A1" office:value-type="string">
            <text:p text:style-name="P14">&lt;namn&gt;</text:p>
          </table:table-cell>
        </table:table-row>
        <table:table-row table:style-name="Tabell1.1">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row>
        <table:table-row table:style-name="Tabell1.1">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row>
        <table:table-row table:style-name="Tabell1.1">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row>
        <table:table-row table:style-name="Tabell1.1">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row>
        <table:table-row table:style-name="Tabell1.1">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cell table:style-name="Tabell1.A1" office:value-type="string">
            <text:p text:style-name="P14"/>
          </table:table-cell>
        </table:table-row>
      </table:table>
      <text:p text:style-name="Standard"/>
      <text:p text:style-name="P11">[Fler rader läggs till efterhand som det behövs.]</text:p>
      <text:p text:style-name="P16"><text:span text:style-name="T6">Innehåll</text:span></text:p>
      <text:table-of-content text:style-name="Sect1" text:protected="true" text:name="Innehållsförteckning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561_2073810432">Dokumenthistorik<text:tab/>2</text:a></text:p>
          <text:p text:style-name="P15"><text:a xlink:type="simple" xlink:href="#__RefHeading__563_2073810432">Projektplan<text:tab/>4</text:a></text:p>
          <text:p text:style-name="P15"><text:a xlink:type="simple" xlink:href="#__RefHeading__565_2073810432">Syfte<text:tab/>4</text:a></text:p>
          <text:p text:style-name="P15"><text:a xlink:type="simple" xlink:href="#__RefHeading__567_2073810432">Ordlista<text:tab/>4</text:a></text:p>
          <text:p text:style-name="P15"><text:a xlink:type="simple" xlink:href="#__RefHeading__569_2073810432">Referenser<text:tab/>4</text:a></text:p>
          <text:p text:style-name="P15"><text:a xlink:type="simple" xlink:href="#__RefHeading__571_2073810432">Översikt av projekt<text:tab/>5</text:a></text:p>
          <text:p text:style-name="P18"><text:a xlink:type="simple" xlink:href="#__RefHeading__573_2073810432">Syfte<text:tab/>5</text:a></text:p>
          <text:p text:style-name="P18"><text:a xlink:type="simple" xlink:href="#__RefHeading__575_2073810432">Omfattning<text:tab/>5</text:a></text:p>
          <text:p text:style-name="P18"><text:a xlink:type="simple" xlink:href="#__RefHeading__577_2073810432">Mål<text:tab/>5</text:a></text:p>
          <text:p text:style-name="P15"><text:a xlink:type="simple" xlink:href="#__RefHeading__579_2073810432">Produkt<text:tab/>6</text:a></text:p>
          <text:p text:style-name="P18"><text:a xlink:type="simple" xlink:href="#__RefHeading__581_2073810432">Produktbeskrivning<text:tab/>6</text:a></text:p>
          <text:p text:style-name="P18"><text:a xlink:type="simple" xlink:href="#__RefHeading__583_2073810432">Målgrupp<text:tab/>6</text:a></text:p>
          <text:p text:style-name="P15"><text:a xlink:type="simple" xlink:href="#__RefHeading__585_2073810432">Process<text:tab/>7</text:a></text:p>
          <text:p text:style-name="P18"><text:a xlink:type="simple" xlink:href="#__RefHeading__587_2073810432">Utvecklingsprocess<text:tab/>7</text:a></text:p>
          <text:p text:style-name="P18"><text:a xlink:type="simple" xlink:href="#__RefHeading__589_2073810432">Bemanning och ansvarsområden<text:tab/>7</text:a></text:p>
          <text:p text:style-name="P15"><text:a xlink:type="simple" xlink:href="#__RefHeading__591_2073810432">Planering<text:tab/>8</text:a></text:p>
          <text:p text:style-name="P18"><text:a xlink:type="simple" xlink:href="#__RefHeading__593_2073810432">Grovplan<text:tab/>8</text:a></text:p>
          <text:p text:style-name="P18"><text:a xlink:type="simple" xlink:href="#__RefHeading__595_2073810432">Milstolpar<text:tab/>9</text:a></text:p>
          <text:p text:style-name="P18"><text:a xlink:type="simple" xlink:href="#__RefHeading__597_2073810432">Gantt-schema<text:tab/>9</text:a></text:p>
          <text:p text:style-name="P15"><text:a xlink:type="simple" xlink:href="#__RefHeading__599_2073810432">Riskanalys<text:tab/>10</text:a></text:p>
          <text:p text:style-name="P18"><text:a xlink:type="simple" xlink:href="#__RefHeading__601_2073810432">Identifierade risker<text:tab/>10</text:a></text:p>
        </text:index-body>
      </text:table-of-content>
      <text:p text:style-name="Standard"><text:a xlink:type="simple" xlink:href="#_Toc445882414" text:style-name="Internet_20_link" text:visited-style-name="Visited_20_Internet_20_Link"/></text:p>
      <text:p text:style-name="P12"/>
      <text:list xml:id="list40632825" text:continue-numbering="true" text:style-name="Outline">
        <text:list-item>
          <text:h text:style-name="P21" text:outline-level="1"><text:bookmark-start text:name="__RefHeading__563_2073810432"/><text:bookmark-start text:name="_Toc445882415"/><text:span text:style-name="T12">Projektplan</text:span><text:bookmark-end text:name="__RefHeading__563_2073810432"/><text:bookmark-end text:name="_Toc445882415"/></text:h>
        </text:list-item>
        <text:list-item>
          <text:h text:style-name="Heading_20_1" text:outline-level="1"><text:bookmark-start text:name="__RefHeading__565_2073810432"/><text:bookmark-start text:name="_Toc445882416"/>Syfte<text:bookmark-end text:name="__RefHeading__565_2073810432"/><text:bookmark-end text:name="_Toc445882416"/></text:h>
        </text:list-item>
      </text:list>
      <text:p text:style-name="Standard">Syftet med det här dokumentet är att skapa ordning i projektet. Hur vi kommer att lägga upp arbetet samt när olika uppgifter skall göras. Projektplanen är till för att lättare hålla koll på vad som ska göras och när detta ska ske. De olika arbetsuppgifterna kommer inte att tas upp i detalj i detta dokument.</text:p>
      <text:p text:style-name="Standard"/>
      <text:list xml:id="list40605542" text:continue-numbering="true" text:style-name="Outline">
        <text:list-item>
          <text:h text:style-name="Heading_20_1" text:outline-level="1"><text:bookmark-start text:name="__RefHeading__567_2073810432"/><text:bookmark-start text:name="_Toc445882417"/>Ordlista<text:bookmark-end text:name="__RefHeading__567_2073810432"/><text:bookmark-end text:name="_Toc445882417"/></text:h>
        </text:list-item>
      </text:list>
      <text:p text:style-name="Standard">Collaboration<text:tab/>Ett ord som vi använder för musiksammarbeten.</text:p>
      <text:p text:style-name="Standard"/>
      <text:p text:style-name="Standard">[Ta upp förkortningar och uttryck som används i dokumentet och som kanske inte är självklara för en läsare som inte är insatt i projektet. Tänk också på att ta upp begrepp som skulle vara svåra att förstå för en läsare som skulle kunna vara en presumtiv kund eller referensperson i forma v exempelvis slutanvändare.]</text:p>
      <text:p text:style-name="Standard"/>
      <text:list xml:id="list40609500" text:continue-numbering="true" text:style-name="Outline">
        <text:list-item>
          <text:h text:style-name="Heading_20_1" text:outline-level="1"><text:bookmark-start text:name="__RefHeading__569_2073810432"/><text:bookmark-start text:name="_Toc445882418"/>Referenser<text:bookmark-end text:name="__RefHeading__569_2073810432"/><text:bookmark-end text:name="_Toc445882418"/></text:h>
        </text:list-item>
      </text:list>
      <text:p text:style-name="Standard">&lt;referens&gt;</text:p>
      <text:p text:style-name="Standard"/>
      <text:p text:style-name="Standard">&lt;referens&gt;</text:p>
      <text:p text:style-name="Standard"/>
      <text:p text:style-name="Standard">[Använd ett referenssystem och utforma referenser konsekvent enligt detta. Exempel på referenssystem enligt IEEE som är vanligt i tekniska dokument hittas på:</text:p>
      <text:p text:style-name="Standard"><text:s/><text:a xlink:type="simple" xlink:href="http://libguides.murdoch.edu.au/c.php?g=246207&amp;p=1640218" text:style-name="Internet_20_link" text:visited-style-name="Visited_20_Internet_20_Link">http://libguides.murdoch.edu.au/c.php?g=246207&amp;p=1640218</text:a></text:p>
      <text:p text:style-name="Standard">]</text:p>
      <text:p text:style-name="Standard"/>
      <text:p text:style-name="P12"/>
      <text:list xml:id="list40616565" text:continue-numbering="true" text:style-name="Outline">
        <text:list-item>
          <text:h text:style-name="P20" text:outline-level="1"><text:bookmark-start text:name="__RefHeading__571_2073810432"/><text:bookmark-start text:name="_Toc445882419"/>Översikt av projekt<text:bookmark-end text:name="__RefHeading__571_2073810432"/><text:bookmark-end text:name="_Toc445882419"/></text:h>
          <text:list>
            <text:list-item>
              <text:h text:style-name="Heading_20_2" text:outline-level="2"><text:bookmark-start text:name="__RefHeading__573_2073810432"/><text:bookmark-start text:name="_Toc445882420"/>Syfte<text:bookmark-end text:name="__RefHeading__573_2073810432"/><text:bookmark-end text:name="_Toc445882420"/></text:h>
            </text:list-item>
          </text:list>
        </text:list-item>
      </text:list>
      <text:p text:style-name="Standard">Syftet med projektet är att skapa ett webbprogram för musiker som gör det smidigt att samarbeta och skapa musik tillsammans. </text:p>
      <text:p text:style-name="Standard"/>
      <text:list xml:id="list40609326" text:continue-numbering="true" text:style-name="Outline">
        <text:list-item>
          <text:list>
            <text:list-item>
              <text:h text:style-name="Heading_20_2" text:outline-level="2"><text:bookmark-start text:name="__RefHeading__575_2073810432"/><text:bookmark-start text:name="_Toc445882421"/>Omfattning<text:bookmark-end text:name="__RefHeading__575_2073810432"/><text:bookmark-end text:name="_Toc445882421"/></text:h>
            </text:list-item>
          </text:list>
        </text:list-item>
      </text:list>
      <text:p text:style-name="Standard"/>
      <text:p text:style-name="Standard">&lt;Text som beskriver omfattningen av projektet. Vad görs i projektet och vad görs inte? Det kan vara lika viktigt att beskriva vad som inte ska göras som vad som ska göras.&gt;</text:p>
      <text:p text:style-name="Standard"/>
      <text:list xml:id="list40622640" text:continue-numbering="true" text:style-name="Outline">
        <text:list-item>
          <text:list>
            <text:list-item>
              <text:h text:style-name="Heading_20_2" text:outline-level="2"><text:bookmark-start text:name="__RefHeading__577_2073810432"/><text:bookmark-start text:name="_Toc445882422"/>Mål<text:bookmark-end text:name="__RefHeading__577_2073810432"/><text:bookmark-end text:name="_Toc445882422"/></text:h>
            </text:list-item>
          </text:list>
        </text:list-item>
      </text:list>
      <text:p text:style-name="Standard">Målet är att skapa en användarvänlig tjänst som inspirerar musiker till samarbete vart man än befinner sig i världen. Man ska kunna skapa profil med mailbox, skicka filer och ta emot filer, forum, Collaborations.</text:p>
      <text:p text:style-name="Standard"/>
      <text:p text:style-name="Standard"/>
      <text:p text:style-name="P12"/>
      <text:list xml:id="list40622227" text:continue-numbering="true" text:style-name="Outline">
        <text:list-item>
          <text:h text:style-name="P20" text:outline-level="1"><text:bookmark-start text:name="__RefHeading__579_2073810432"/><text:bookmark-start text:name="_Toc445882423"/>Produkt<text:bookmark-end text:name="__RefHeading__579_2073810432"/><text:bookmark-end text:name="_Toc445882423"/></text:h>
          <text:list>
            <text:list-item>
              <text:h text:style-name="Heading_20_2" text:outline-level="2"><text:bookmark-start text:name="__RefHeading__581_2073810432"/><text:bookmark-start text:name="_Toc445882424"/>Produktbeskrivning<text:bookmark-end text:name="__RefHeading__581_2073810432"/><text:bookmark-end text:name="_Toc445882424"/></text:h>
            </text:list-item>
          </text:list>
        </text:list-item>
      </text:list>
      <text:p text:style-name="Default"><text:span text:style-name="T13">Ett socialt nätverk på webben för musiker så att det blir lättare att mötas, spela in, arbeta och spela tillsammans. Den innovativa delen är ett sökverktyg som tillåter personer att hitta andra musiker baserat på instrument, genre, sång, erfarenhet, plats, mm. </text:span></text:p>
      <text:p text:style-name="Standard"><text:span text:style-name="T13">När man skapar sin profil ombeds man att fylla in en hel del uppgifter som sedan är sökbara av andra användare. Huvudsyftet är att lättare möta andra musiker och skapa musik tillsammansgenom att kunna dela ljudfiler mellan varandra, men också kunna göra reklam för sig själv.</text:span></text:p>
      <text:p text:style-name="Standard">&lt;Text som kortfattat beskriver produkten. Längd bör motsvara ungefär vad som skrevs i projektförslaget.&gt;</text:p>
      <text:p text:style-name="Standard"/>
      <text:list xml:id="list40609379" text:continue-numbering="true" text:style-name="Outline">
        <text:list-item>
          <text:list>
            <text:list-item>
              <text:h text:style-name="Heading_20_2" text:outline-level="2"><text:bookmark-start text:name="__RefHeading__583_2073810432"/><text:bookmark-start text:name="_Toc445882425"/>Målgrupp<text:bookmark-end text:name="__RefHeading__583_2073810432"/><text:bookmark-end text:name="_Toc445882425"/></text:h>
            </text:list-item>
          </text:list>
        </text:list-item>
      </text:list>
      <text:p text:style-name="Standard"><text:span text:style-name="T13">Vår målgrupp är musiker med olika talanger över hela världen som är intresserade av att samarbeta, diskutera, skapa och spela in musik tillsammans. Mönsteranvändaren har egen inspelningsutrustning då programmet underlättaratt skicka filer men det är inget krav. Det är tänkt att åldersgränsen ska vara 16 år och äldre. I princip så går det att samarbeta över alla åldersgrupper, det är nivån på spelandet eller sångrösten som sätter större gränser. Vid 16 års ålder är man generellt mer mogen att kunna samarbeta. Användarna beslutar själva vem man väljer att samarbeta med. Musikskolor, musikpedagoger, radio/tv, orkestrar, band, klubbar, musikaffärer är lämpliga ställen att rikta sin marknadsföring emot.</text:span></text:p>
      <text:p text:style-name="P12"/>
      <text:list xml:id="list40622461" text:continue-numbering="true" text:style-name="Outline">
        <text:list-item>
          <text:h text:style-name="P20" text:outline-level="1"><text:bookmark-start text:name="__RefHeading__585_2073810432"/><text:bookmark-start text:name="_Toc445882426"/>Process<text:bookmark-end text:name="__RefHeading__585_2073810432"/><text:bookmark-end text:name="_Toc445882426"/></text:h>
          <text:list>
            <text:list-item>
              <text:h text:style-name="Heading_20_2" text:outline-level="2"><text:bookmark-start text:name="__RefHeading__587_2073810432"/><text:bookmark-start text:name="_Toc445882427"/>Utvecklingsprocess<text:bookmark-end text:name="__RefHeading__587_2073810432"/><text:bookmark-end text:name="_Toc445882427"/></text:h>
            </text:list-item>
          </text:list>
        </text:list-item>
      </text:list>
      <text:p text:style-name="Standard">Vi kommer att använda en agil utvecklingsprocess där vi kommer att uppdatera och implementera krav allt eftersom projektet fortskrider. Vi diskuterar fram i grupp hur vi tänker utföra dem därefter delar vi upp arbetsuppgifter så att processen blir så smidig som möjligt. Detta gäller samtliga aktiviteter såsom kravinsamling, kravanalys, design av arkitektur och kod samt grafisk design och användargränssnitt, hur implementering sker och hur produkten testas och valideras. När vi programmerar så kommer detta ske i par. Mötena kommer att ha informell karaktär för att skapa en så avslappnad arbetsmiljö som möjligt.</text:p>
      <text:list xml:id="list40617025" text:continue-numbering="true" text:style-name="Outline">
        <text:list-item>
          <text:list>
            <text:list-item>
              <text:h text:style-name="Heading_20_2" text:outline-level="2"><text:bookmark-start text:name="_Toc445882428"/></text:h>
            </text:list-item>
            <text:list-item>
              <text:h text:style-name="Heading_20_2" text:outline-level="2"><text:bookmark-start text:name="__RefHeading__589_2073810432"/>Bemanning och ansvarsområden<text:bookmark-end text:name="_Toc445882428"/><text:bookmark-end text:name="__RefHeading__589_2073810432"/></text:h>
            </text:list-item>
          </text:list>
        </text:list-item>
      </text:list>
      <text:p text:style-name="Standard">Dela upp arbetet/ individuell fördjupning så att alla vet vad man ska göra till exempel vem som ska lära sig vad. Vi ska lära oss Html, CSS, Javascript, databashantering och bildredigeringsprogram.</text:p>
      <text:p text:style-name="Standard"/>
      <text:p text:style-name="Standard"><text:span text:style-name="T14">Shervin Mansouri: C#, designintresserad, logotyp, HTML,CSS, JavaScript</text:span></text:p>
      <text:p text:style-name="Standard"><text:span text:style-name="T14">Maximilian Törn Almö: C#, HTML,CSS, JavaScript</text:span></text:p>
      <text:p text:style-name="Standard">Kalle Hovstadius: C#, HTML,CSS, JavaScript </text:p>
      <text:p text:style-name="Standard"><text:span text:style-name="T14">Mohanned Jaballah: C#, HTML,CSS, JavaScript</text:span></text:p>
      <text:p text:style-name="P4"/>
      <text:p text:style-name="P4"/>
      <text:p text:style-name="P13"/>
      <text:list xml:id="list40610486" text:continue-numbering="true" text:style-name="Outline">
        <text:list-item>
          <text:h text:style-name="P20" text:outline-level="1"><text:bookmark-start text:name="__RefHeading__591_2073810432"/><text:bookmark-start text:name="_Toc445882429"/>Planering<text:bookmark-end text:name="__RefHeading__591_2073810432"/><text:bookmark-end text:name="_Toc445882429"/></text:h>
        </text:list-item>
      </text:list>
      <text:p text:style-name="Standard"/>
      <text:p text:style-name="Standard">Vi kommer att ha 240 timmar var att arbeta på projektet. Varje vecka loggar vi hur mycket tid vi lägger på olika arbetsuppgifter och har därför god koll på hur mycket tid vi kommer att spendera totalt sätt. Då det här projektet innebär att sätta sig in i mycket som är nytt för många i gruppen så kan det vara svårt att på förhand bedöma exakt hur mycket tid som kommer att gå åt. Vi har tydliga mål med vad vi vill uppnå vilket kan underlätta för att planera projektet.</text:p>
      <text:p text:style-name="Standard"/>
      <text:list xml:id="list40610375" text:continue-numbering="true" text:style-name="Outline">
        <text:list-item>
          <text:list>
            <text:list-item>
              <text:h text:style-name="Heading_20_2" text:outline-level="2"/>
            </text:list-item>
            <text:list-item>
              <text:h text:style-name="Heading_20_2" text:outline-level="2"><text:bookmark-start text:name="__RefHeading__593_2073810432"/><text:bookmark-start text:name="_Toc445882430"/>Grovplan<text:bookmark-end text:name="__RefHeading__593_2073810432"/><text:bookmark-end text:name="_Toc445882430"/></text:h>
              <text:list>
                <text:list-item>
                  <text:h text:style-name="Heading_20_3" text:outline-level="3">Vecka 1</text:h>
                </text:list-item>
              </text:list>
            </text:list-item>
          </text:list>
        </text:list-item>
      </text:list>
      <text:p text:style-name="Standard">Aktiviteter</text:p>
      <text:list xml:id="list8642788958086217252" text:style-name="WWNum8">
        <text:list-item>
          <text:p text:style-name="P23"><text:bookmark-start text:name="_GoBack"/><text:span text:style-name="T7">Socialt kontrakt</text:span><text:bookmark-end text:name="_GoBack"/><text:span text:style-name="T7"> 8 timmar: </text:span>Vi ska skapa ett socialt kontrakt.</text:p>
        </text:list-item>
      </text:list>
      <text:list xml:id="list3849342576388540879" text:style-name="WWNum10">
        <text:list-item>
          <text:p text:style-name="P5"><text:span text:style-name="T8">Kravdokument 10 timmar: </text:span>Vi ska skapa ett kravdokument.</text:p>
        </text:list-item>
      </text:list>
      <text:p text:style-name="P6"/>
      <text:list xml:id="list40623412" text:continue-numbering="true" text:style-name="WWNum10">
        <text:list-item>
          <text:p text:style-name="P5"><text:span text:style-name="T8">Design 10 timmar:</text:span> Bestämma vilken design och färger vi vill använda på vår webbsida.</text:p>
        </text:list-item>
        <text:list-item>
          <text:p text:style-name="P5"><text:span text:style-name="T8">Program 4 timmar: </text:span>Bestämma i vilka program vi ska jobba.</text:p>
        </text:list-item>
      </text:list>
      <text:p text:style-name="Standard"/>
      <text:list xml:id="list40603708" text:continue-numbering="true" text:style-name="WWNum10">
        <text:list-item>
          <text:p text:style-name="P5"><text:span text:style-name="T8">Demo 10 timmar: </text:span>Demo implementation – hemsida med logga och en ”about us” sida.</text:p>
        </text:list-item>
      </text:list>
      <text:p text:style-name="P24"/>
      <text:list xml:id="list40612263" text:continue-list="list8642788958086217252" text:style-name="WWNum8">
        <text:list-item>
          <text:p text:style-name="P7">Designdokument <text:span text:style-name="T8">&lt;x&gt; timmar: &lt;beskrivning av aktivitet&gt;</text:span></text:p>
        </text:list-item>
      </text:list>
      <text:list xml:id="list40633356" text:continue-list="list40603708" text:style-name="WWNum10">
        <text:list-item>
          <text:p text:style-name="P5">Testdokument <text:s/><text:span text:style-name="T8">&lt;x&gt; timmar: </text:span>kolla att kraven är implementerade</text:p>
        </text:list-item>
      </text:list>
      <text:list xml:id="list40629857" text:continue-list="list40612263" text:style-name="WWNum8">
        <text:list-item>
          <text:p text:style-name="P23"><text:span text:style-name="T7">&lt;Namn på aktivitet&gt; &lt;x&gt; timmar: &lt;beskrivning av aktivitet&gt;</text:span></text:p>
        </text:list-item>
      </text:list>
      <text:list xml:id="list40630922" text:continue-list="list40610375" text:style-name="Outline">
        <text:list-item>
          <text:list>
            <text:list-item>
              <text:list>
                <text:list-item>
                  <text:h text:style-name="Heading_20_3" text:outline-level="3">Vecka 2</text:h>
                </text:list-item>
              </text:list>
            </text:list-item>
          </text:list>
        </text:list-item>
      </text:list>
      <text:p text:style-name="Standard">Aktiviteter</text:p>
      <text:p text:style-name="Standard"><text:span text:style-name="T8">Arbetsuppgifter 4 timmar: </text:span>Dela upp arbetsuppgifter: Vilka sidor vi ska jobba med individuellt.</text:p>
      <text:p text:style-name="P24"/>
      <text:p text:style-name="Standard"><text:span text:style-name="T3">Vecka 6</text:span></text:p>
      <text:list xml:id="list40621442" text:continue-list="list40629857" text:style-name="WWNum8">
        <text:list-item>
          <text:p text:style-name="P7">Designdokument <text:span text:style-name="T8">&lt;x&gt; timmar: &lt;beskrivning av aktivitet&gt;</text:span></text:p>
        </text:list-item>
      </text:list>
      <text:list xml:id="list40625008" text:continue-list="list40633356" text:style-name="WWNum10">
        <text:list-item>
          <text:p text:style-name="P5">Testdokument <text:span text:style-name="T8">&lt;x&gt; timmar: </text:span>kolla att kraven är implementerade</text:p>
        </text:list-item>
      </text:list>
      <text:list xml:id="list40607125" text:continue-list="list40621442" text:style-name="WWNum8">
        <text:list-item>
          <text:p text:style-name="P7">Testrapport x timmar</text:p>
        </text:list-item>
        <text:list-item>
          <text:p text:style-name="P7"><text:span text:style-name="T8">Kod &lt;x&gt; timmar: </text:span>Delmängd av kod ska vara uppfyllda</text:p>
        </text:list-item>
      </text:list>
      <text:p text:style-name="P3"/>
      <text:p text:style-name="P3"/>
      <text:p text:style-name="Standard"><text:span text:style-name="T3">Vecka 9-10</text:span></text:p>
      <text:list xml:id="list1748435655087947529" text:style-name="WWNum11">
        <text:list-item>
          <text:p text:style-name="P8">Version 1 klar</text:p>
        </text:list-item>
      </text:list>
      <text:p text:style-name="P3"/>
      <text:p text:style-name="Standard"><text:span text:style-name="T3">Vecka 12</text:span></text:p>
      <text:list xml:id="list4716350606509105701" text:style-name="WWNum12">
        <text:list-item>
          <text:p text:style-name="P9">Slutversion ska vara klar</text:p>
        </text:list-item>
      </text:list>
      <text:p text:style-name="P3"/>
      <text:list xml:id="list40616457" text:continue-list="list40630922" text:style-name="Outline">
        <text:list-item>
          <text:list>
            <text:list-item>
              <text:h text:style-name="P17" text:outline-level="2"/>
            </text:list-item>
          </text:list>
        </text:list-item>
      </text:list>
      <text:p text:style-name="Standard"/>
      <text:p text:style-name="Standard"/>
      <text:list xml:id="list40607743" text:continue-numbering="true" text:style-name="Outline">
        <text:list-item>
          <text:list>
            <text:list-item>
              <text:h text:style-name="Heading_20_2" text:outline-level="2"><text:bookmark-start text:name="__RefHeading__597_2073810432"/><text:bookmark-start text:name="_Toc445882432"/><text:soft-page-break/>Gantt-schema<text:bookmark-end text:name="_Toc445882432"/> (Milstolpar)<text:bookmark-end text:name="__RefHeading__597_2073810432"/></text:h>
            </text:list-item>
          </text:list>
        </text:list-item>
      </text:list>
      <text:p text:style-name="Standard"/>
      <text:p text:style-name="Standard"><draw:frame draw:style-name="fr1" draw:name="grafik1" text:anchor-type="paragraph" svg:width="16.002cm" svg:height="3.438cm" draw:z-index="0"><draw:image xlink:href="Pictures/20000007000061C00000150106E54622.svm" xlink:type="simple" xlink:show="embed" xlink:actuate="onLoad"/></draw:frame></text:p>
      <text:p text:style-name="P11"/>
      <text:list xml:id="list40605793" text:continue-numbering="true" text:style-name="Outline">
        <text:list-item>
          <text:h text:style-name="P20" text:outline-level="1"><text:bookmark-start text:name="__RefHeading__599_2073810432"/><text:bookmark-start text:name="_Toc445882433"/>Riskanalys<text:bookmark-end text:name="__RefHeading__599_2073810432"/><text:bookmark-end text:name="_Toc445882433"/></text:h>
        </text:list-item>
      </text:list>
      <text:p text:style-name="Standard"/>
      <text:p text:style-name="Standard">&lt;Text som beskriver syftet med riskanalysen, hur den genomförts samt beskrivning av olika kategorier som används. Sannolikhet och konsekvens kan anges som en siffra 1-x eller ord som låg, mellan, hög. Vad som avses med de olika kategorierna ska beskrivas så att man kan förstå nivån på dessa i relation till projektet.&gt;</text:p>
      <text:p text:style-name="Standard"/>
      <text:list xml:id="list40623083" text:continue-numbering="true" text:style-name="Outline">
        <text:list-item>
          <text:list>
            <text:list-item>
              <text:h text:style-name="Heading_20_2" text:outline-level="2"><text:bookmark-start text:name="__RefHeading__601_2073810432"/><text:bookmark-start text:name="_Toc445882434"/>Identifierade risker<text:bookmark-end text:name="__RefHeading__601_2073810432"/><text:bookmark-end text:name="_Toc445882434"/></text:h>
              <text:list>
                <text:list-item>
                  <text:h text:style-name="Heading_20_3" text:outline-level="3"><text:bookmark-start text:name="__RefHeading__601_20738104321"/>Feltolkning<text:bookmark-end text:name="__RefHeading__601_20738104321"/></text:h>
                </text:list-item>
              </text:list>
            </text:list-item>
          </text:list>
        </text:list-item>
      </text:list>
      <text:p text:style-name="Standard">Att krav kan tolkas på olika sätt</text:p>
      <text:p text:style-name="Standard">Sannolikhet: 50%? Hur i helvete ska vi kunna veta det!</text:p>
      <text:p text:style-name="Standard">Konsekvens: Att ett krav inte får den implementationen som det varv tänkt från början&gt;</text:p>
      <text:p text:style-name="Standard">Handlingsplan: Skriva tydliga krav och säkerställa att alla förstår.</text:p>
      <text:list xml:id="list40608000" text:continue-numbering="true" text:style-name="Outline">
        <text:list-item>
          <text:list>
            <text:list-item>
              <text:list>
                <text:list-item>
                  <text:h text:style-name="Heading_20_3" text:outline-level="3">Sjukdom</text:h>
                </text:list-item>
              </text:list>
            </text:list-item>
          </text:list>
        </text:list-item>
      </text:list>
      <text:p text:style-name="Standard">Att bli sjuk under en längre period.</text:p>
      <text:p text:style-name="Standard">Sannolikhet: 5% Om influensan kommer sent det här året.</text:p>
      <text:p text:style-name="Standard">Konsekvens: &lt;xx&gt; Hög arbetsbelastning på övriga i gruppen</text:p>
      <text:p text:style-name="Standard">Handlingsplan: Ät inte sushi</text:p>
      <text:list xml:id="list40608152" text:continue-numbering="true" text:style-name="Outline">
        <text:list-item>
          <text:list>
            <text:list-item>
              <text:list>
                <text:list-item>
                  <text:h text:style-name="Heading_20_3" text:outline-level="3">Kunskaper</text:h>
                </text:list-item>
              </text:list>
            </text:list-item>
          </text:list>
        </text:list-item>
      </text:list>
      <text:p text:style-name="Standard">Otillräckliga kunskaper för att utföra ett visst arbete</text:p>
      <text:p text:style-name="Standard">Sannolikhet: 30% Det finns mycket i vårt projekt vi måste lära oss.</text:p>
      <text:p text:style-name="Standard">Konsekvens: &lt;xx&gt; Arbetsuppgifter blir inte gjorda eller inte tillräckligt bra.</text:p>
      <text:p text:style-name="Standard">Handlingsplan: Se till att skaffa sig tillräckliga kunskaper.</text:p>
      <text:list xml:id="list40629115" text:continue-numbering="true" text:style-name="Outline">
        <text:list-item>
          <text:list>
            <text:list-item>
              <text:list>
                <text:list-item>
                  <text:h text:style-name="Heading_20_3" text:outline-level="3">Tekniska fel</text:h>
                </text:list-item>
              </text:list>
            </text:list-item>
          </text:list>
        </text:list-item>
      </text:list>
      <text:p text:style-name="Standard">Hårddisk kraschar, program strular och liknande</text:p>
      <text:p text:style-name="Standard">Sannolikhet: 8% </text:p>
      <text:p text:style-name="Standard">Konsekvens: &lt;xx&gt; Arbete går till spillo</text:p>
      <text:p text:style-name="Standard">Handlingsplan: <text:s/>Spara arbete på github regelbund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text-align="justify" style:justify-single-word="false" fo:orphans="0" fo:widows="0" fo:hyphenation-ladder-count="no-limit" style:writing-mode="lr-tb"/>
      <style:text-properties style:use-window-font-color="true" style:font-name="Times New Roman" fo:font-size="12p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font-weight="bold" style:font-weight-asian="bold" style:font-name-complex="F"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Default_20_Paragraph_20_Font" style:display-name="Default Paragraph Font" style:family="text"/>
    <style:style style:name="Rubrik_20_1_20_Char" style:display-name="Rubrik 1 Char" style:family="text" style:parent-style-name="Default_20_Paragraph_20_Font">
      <style:text-properties style:font-name="Times New Roman" fo:font-size="16pt" fo:font-weight="bold" style:font-size-asian="16pt" style:font-weight-asian="bold" style:font-name-complex="F" style:font-size-complex="16pt"/>
    </style:style>
    <style:style style:name="Rubrik_20_2_20_Char" style:display-name="Rubrik 2 Char" style:family="text" style:parent-style-name="Default_20_Paragraph_20_Font">
      <style:text-properties style:font-name="Times New Roman" fo:font-size="14pt" fo:font-weight="bold" style:font-size-asian="14pt" style:font-weight-asian="bold" style:font-name-complex="F" style:font-size-complex="13pt"/>
    </style:style>
    <style:style style:name="Rubrik_20_3_20_Char" style:display-name="Rubrik 3 Char" style:family="text" style:parent-style-name="Default_20_Paragraph_20_Font">
      <style:text-properties style:font-name="Times New Roman" fo:font-size="12pt" fo:font-weight="bold" style:font-size-asian="12pt" style:font-weight-asian="bold" style:font-name-complex="F" style:font-size-complex="12pt"/>
    </style:style>
    <style:style style:name="Sidhuvud_20_Char" style:display-name="Sidhuvud Char" style:family="text" style:parent-style-name="Default_20_Paragraph_20_Font">
      <style:text-properties style:font-name="Times New Roman" fo:font-size="12pt" style:font-size-asian="12pt"/>
    </style:style>
    <style:style style:name="Sidfot_20_Char" style:display-name="Sidfot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ize="10pt" style:font-size-asian="10pt" style:font-name-complex="Times New Roman1"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Projektplan <text:s text:c="151"/>&lt;projektnamn&gt;</text:span></text:p>
        <text:p text:style-name="Standard"><text:span text:style-name="MT1"><text:s text:c="162"/>Grupp &lt;nr&gt;</text:span></text:p>
      </style:header>
      <style:footer>
        <text:p text:style-name="Footer"><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Allder</meta:initial-creator>
    <dc:creator>Shervin </dc:creator>
    <meta:editing-cycles>2</meta:editing-cycles>
    <meta:print-date>2016-03-22T11:43:00</meta:print-date>
    <meta:creation-date>2016-03-22T18:57:00</meta:creation-date>
    <dc:date>2016-03-22T20:44:32.21</dc:date>
    <meta:editing-duration>PT2S</meta:editing-duration>
    <meta:generator>OpenOffice/4.1.2$Win32 OpenOffice.org_project/412m3$Build-9782</meta:generator>
    <meta:document-statistic meta:table-count="1" meta:image-count="1" meta:object-count="0" meta:page-count="10" meta:paragraph-count="124" meta:word-count="1107" meta:character-count="7397"/>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